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subtitle">
      <style:graphic-properties draw:fill-color="#ffffff" draw:auto-grow-height="true" fo:min-height="4.445cm"/>
      <style:paragraph-properties style:writing-mode="lr-tb"/>
    </style:style>
    <style:style style:name="pr4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-title">
      <style:graphic-properties fo:min-height="2.413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033cm" svg:x="1cm" svg:y="7.857cm" presentation:class="title" presentation:user-transformed="true">
          <draw:text-box>
            <text:p>Reconstruction 3D</text:p>
          </draw:text-box>
        </draw:frame>
        <draw:frame presentation:style-name="pr2" draw:text-style-name="P1" draw:layer="layout" svg:width="26cm" svg:height="4.125cm" svg:x="1cm" svg:y="9.21cm" presentation:class="subtitle" presentation:user-transformed="true">
          <draw:text-box>
            <text:p>FaceSMesh</text:p>
          </draw:text-box>
        </draw:frame>
        <draw:frame presentation:style-name="pr3" draw:text-style-name="P1" draw:layer="layout" svg:width="12.125cm" svg:height="4.445cm" svg:x="15.875cm" svg:y="10.795cm">
          <draw:text-box>
            <text:p>Salsigan Razvan-Dan</text:p>
            <text:p>Pop Leonard-Andrei</text:p>
            <text:p>Pislariu Alexandru Ili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cm" svg:x="1cm" svg:y="0.627cm" presentation:class="title" presentation:placeholder="true" presentation:user-transformed="true">
          <draw:text-box/>
        </draw:frame>
        <draw:frame presentation:style-name="pr6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9T20:26:39.007114551</meta:creation-date>
    <meta:editing-duration>PT10M18S</meta:editing-duration>
    <meta:editing-cycles>2</meta:editing-cycles>
    <meta:generator>LibreOffice/7.2.4.1$Linux_X86_64 LibreOffice_project/20$Build-1</meta:generator>
    <dc:title>Midnightblue</dc:title>
    <dc:date>2022-01-09T20:36:56.531087863</dc:date>
    <meta:document-statistic meta:object-count="62"/>
  </office:meta>
</office:document-meta>
</file>